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2.6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7.46pt"/>
    </style:style>
    <style:style style:name="co4" style:family="table-column">
      <style:table-column-properties fo:break-before="auto" style:column-width="22.65pt"/>
    </style:style>
    <style:style style:name="co5" style:family="table-column">
      <style:table-column-properties fo:break-before="auto" style:column-width="244.09pt"/>
    </style:style>
    <style:style style:name="co6" style:family="table-column">
      <style:table-column-properties fo:break-before="auto" style:column-width="191.0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41pt" fo:break-before="auto" style:use-optimal-row-height="true"/>
    </style:style>
    <style:style style:name="ro3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 style:data-style-name="N1"/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8" style:family="table-cell" style:parent-style-name="Default">
      <style:table-cell-properties style:glyph-orientation-vertical="0" style:text-align-source="fix" style:repeat-content="false" fo:background-color="transparent" fo:wrap-option="wrap" style:direction="ltr" style:vertical-align="middle"/>
      <style:paragraph-properties fo:text-align="center" fo:margin-left="0pt"/>
    </style:style>
    <style:style style:name="ce13" style:family="table-cell" style:parent-style-name="Default">
      <style:table-cell-properties fo:background-color="transparent"/>
      <style:text-properties fo:color="#000000"/>
    </style:style>
    <style:style style:name="ce14" style:family="table-cell" style:parent-style-name="Default">
      <style:table-cell-properties fo:background-color="#c2e0ae" style:text-align-source="fix" style:repeat-content="false"/>
      <style:paragraph-properties fo:text-align="center" fo:margin-left="0pt"/>
      <style:text-properties fo:color="#000000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00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864b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已完成&quot;;&quot;未完成&quot;)" table:allow-empty-cell="true" table:display-list="unsorted" table:base-cell-address="Sheet2.D6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0"/>
        <table:table-column table:style-name="co2" table:number-columns-repeated="2" table:default-cell-style-name="ce10"/>
        <table:table-column table:style-name="co2" table:default-cell-style-name="Default"/>
        <table:table-row table:style-name="ro1">
          <table:table-cell table:style-name="ce9" office:value-type="string" calcext:value-type="string">
            <text:p>时间</text:p>
          </table:table-cell>
          <table:table-cell office:value-type="string" calcext:value-type="string">
            <text:p>2019/9/17</text:p>
          </table:table-cell>
          <table:table-cell office:value-type="string" calcext:value-type="string">
            <text:p>2019/10/1</text:p>
          </table:table-cell>
          <table:table-cell table:style-name="ce10" office:value-type="string" calcext:value-type="string">
            <text:p>2019/9/19</text:p>
          </table:table-cell>
        </table:table-row>
        <table:table-row table:style-name="ro1">
          <table:table-cell table:style-name="ce9" office:value-type="string" calcext:value-type="string">
            <text:p>名称</text:p>
          </table:table-cell>
          <table:table-cell table:number-columns-repeated="2" table:style-name="ce9" office:value-type="string" calcext:value-type="string">
            <text:p>页数</text:p>
          </table:table-cell>
          <table:table-cell/>
        </table:table-row>
        <table:table-row table:style-name="ro1">
          <table:table-cell office:value-type="string" calcext:value-type="string">
            <text:p>基本知识</text:p>
          </table:table-cell>
          <table:table-cell office:value-type="float" office:value="74" calcext:value-type="float">
            <text:p>74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计算机基础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算法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129" calcext:value-type="float">
            <text:p>129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多线程</text:p>
          </table:table-cell>
          <table:table-cell table:number-columns-repeated="2"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string" calcext:value-type="string">
            <text:p>性能优化</text:p>
          </table:table-cell>
          <table:table-cell office:value-type="float" office:value="134" calcext:value-type="float">
            <text:p>134</text:p>
          </table:table-cell>
          <table:table-cell office:value-type="float" office:value="142" calcext:value-type="float">
            <text:p>142</text:p>
          </table:table-cell>
          <table:table-cell/>
        </table:table-row>
        <table:table-row table:style-name="ro1">
          <table:table-cell office:value-type="string" calcext:value-type="string">
            <text:p>spring</text:p>
          </table:table-cell>
          <table:table-cell office:value-type="float" office:value="264" calcext:value-type="float">
            <text:p>264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string" calcext:value-type="string">
            <text:p>mysql</text:p>
          </table:table-cell>
          <table:table-cell table:number-columns-repeated="2" office:value-type="float" office:value="187" calcext:value-type="float">
            <text:p>187</text:p>
          </table:table-cell>
          <table:table-cell/>
        </table:table-row>
        <table:table-row table:style-name="ro1">
          <table:table-cell office:value-type="string" calcext:value-type="string">
            <text:p>mybatis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redis</text:p>
          </table:table-cell>
          <table:table-cell table:number-columns-repeated="2" office:value-type="float" office:value="151" calcext:value-type="float">
            <text:p>151</text:p>
          </table:table-cell>
          <table:table-cell/>
        </table:table-row>
        <table:table-row table:style-name="ro2">
          <table:table-cell office:value-type="string" calcext:value-type="string">
            <text:p>web容器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zookeep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消息中间件</text:p>
          </table:table-cell>
          <table:table-cell table:number-columns-repeated="2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Kafka</text:p>
          </table:table-cell>
          <table:table-cell table:number-columns-repeated="2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RocketMQ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RabbitMQ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netty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nginx</text:p>
          </table:table-cell>
          <table:table-cell table:number-columns-repeated="2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分布式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高并发</text:p>
          </table:table-cell>
          <table:table-cell table:number-columns-repeated="2" office:value-type="float" office:value="64" calcext:value-type="float">
            <text:p>64</text:p>
          </table:table-cell>
          <table:table-cell/>
        </table:table-row>
        <table:table-row table:style-name="ro2">
          <table:table-cell office:value-type="string" calcext:value-type="string">
            <text:p>搜索elasticsearch</text:p>
          </table:table-cell>
          <table:table-cell table:number-columns-repeated="2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FastDfs</text:p>
          </table:table-cell>
          <table:table-cell table:number-columns-repeated="2" office:value-type="float" office:value="23" calcext:value-type="float">
            <text:p>23</text:p>
          </table:table-cell>
          <table:table-cell/>
        </table:table-row>
        <table:table-row table:style-name="ro2">
          <table:table-cell office:value-type="string" calcext:value-type="string">
            <text:p>web安全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" table:formula="of:=SUM([.B3:.B25])" office:value-type="float" office:value="1540" calcext:value-type="float">
            <text:p>1540</text:p>
          </table:table-cell>
          <table:table-cell table:style-name="ce11" table:formula="of:=SUM([.C3:.C25])" office:value-type="float" office:value="1672" calcext:value-type="float">
            <text:p>1672</text:p>
          </table:table-cell>
          <table:table-cell table:style-name="ce1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 table:number-rows-repeated="104854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>
        <table:table-column table:style-name="co3" table:default-cell-style-name="ce6"/>
        <table:table-column table:style-name="co4" table:default-cell-style-name="ce14"/>
        <table:table-column table:style-name="co5" table:default-cell-style-name="ce15"/>
        <table:table-column table:style-name="co2" table:default-cell-style-name="ce23"/>
        <table:table-column table:style-name="co2" table:default-cell-style-name="ce6"/>
        <table:table-column table:style-name="co6" table:default-cell-style-name="ce6"/>
        <table:table-column table:style-name="co2" table:number-columns-repeated="1018" table:default-cell-style-name="ce6"/>
        <table:table-row table:style-name="ro1" table:number-rows-repeated="2">
          <table:table-cell table:number-columns-repeated="1024"/>
        </table:table-row>
        <table:table-row table:style-name="ro1">
          <table:table-cell table:style-name="ce7"/>
          <table:table-cell office:value-type="string" calcext:value-type="string">
            <text:p>序号</text:p>
          </table:table-cell>
          <table:table-cell office:value-type="string" calcext:value-type="string">
            <text:p>书名</text:p>
          </table:table-cell>
          <table:table-cell office:value-type="string" calcext:value-type="string">
            <text:p>状态</text:p>
          </table:table-cell>
          <table:table-cell table:style-name="ce7"/>
          <table:table-cell/>
          <table:table-cell table:style-name="ce7" table:number-columns-repeated="1018"/>
        </table:table-row>
        <table:table-row table:style-name="ro2">
          <table:table-cell table:style-name="ce7"/>
          <table:table-cell office:value-type="float" office:value="1" calcext:value-type="float">
            <text:p>1</text:p>
          </table:table-cell>
          <table:table-cell office:value-type="string" calcext:value-type="string">
            <text:p>Linux内核设计与实现（原书第3版）</text:p>
          </table:table-cell>
          <table:table-cell table:content-validation-name="val1" office:value-type="string" calcext:value-type="string">
            <text:p>未完成</text:p>
          </table:table-cell>
          <table:table-cell table:style-name="ce7"/>
          <table:table-cell/>
          <table:table-cell table:style-name="ce7"/>
          <table:table-cell table:number-columns-repeated="2"/>
          <table:table-cell table:style-name="ce7" table:number-columns-repeated="1015"/>
        </table:table-row>
        <table:table-row table:style-name="ro2">
          <table:table-cell table:style-name="ce7"/>
          <table:table-cell office:value-type="float" office:value="2" calcext:value-type="float">
            <text:p>2</text:p>
          </table:table-cell>
          <table:table-cell office:value-type="string" calcext:value-type="string">
            <text:p>Linux命令行与shell脚本编程大全.第3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7"/>
          <table:table-cell/>
          <table:table-cell table:style-name="ce7"/>
          <table:table-cell table:number-columns-repeated="2"/>
          <table:table-cell table:style-name="ce7" table:number-columns-repeated="1015"/>
        </table:table-row>
        <table:table-row table:style-name="ro2">
          <table:table-cell table:style-name="ce8"/>
          <table:table-cell office:value-type="float" office:value="3" calcext:value-type="float">
            <text:p>3</text:p>
          </table:table-cell>
          <table:table-cell office:value-type="string" calcext:value-type="string">
            <text:p>UNIX技术内幕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 table:style-name="ce8"/>
          <table:table-cell office:value-type="float" office:value="4" calcext:value-type="float">
            <text:p>4</text:p>
          </table:table-cell>
          <table:table-cell office:value-type="string" calcext:value-type="string">
            <text:p>Unix编程艺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 table:style-name="ce8"/>
          <table:table-cell office:value-type="float" office:value="5" calcext:value-type="float">
            <text:p>5</text:p>
          </table:table-cell>
          <table:table-cell office:value-type="string" calcext:value-type="string">
            <text:p>操作系统原理及应用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 table:style-name="ce8"/>
          <table:table-cell office:value-type="float" office:value="6" calcext:value-type="float">
            <text:p>6</text:p>
          </table:table-cell>
          <table:table-cell office:value-type="string" calcext:value-type="string">
            <text:p>操作系统设计与实现 第3版 上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操作系统设计与实现+第3版+下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深入理解Linux内核-第3版-中文版-6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编译原理及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编译原理+第二版-6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计算机操作系统第三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计算机程序的构造和解释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鸟哥的Linux私房菜-基础篇　第四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深入理解计算机系统（原书第三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Java数据结构和算法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剑指OFFER 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大话数据结构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IT名企算法与数据结构题目最优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算法图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算法导论（第三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算法（第4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 table:style-name="ce13"/>
          <table:table-cell office:value-type="float" office:value="22" calcext:value-type="float">
            <text:p>22</text:p>
          </table:table-cell>
          <table:table-cell table:style-name="ce16" office:value-type="string" calcext:value-type="string">
            <text:p>HTTP权威指南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 table:number-columns-repeated="1020"/>
        </table:table-row>
        <table:table-row table:style-name="ro2">
          <table:table-cell table:style-name="ce13"/>
          <table:table-cell office:value-type="float" office:value="23" calcext:value-type="float">
            <text:p>23</text:p>
          </table:table-cell>
          <table:table-cell table:style-name="ce16" office:value-type="string" calcext:value-type="string">
            <text:p>TCPIP入门经典 <text:s/>第5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13" table:number-columns-repeated="1018"/>
        </table:table-row>
        <table:table-row table:style-name="ro2">
          <table:table-cell table:style-name="ce13"/>
          <table:table-cell office:value-type="float" office:value="24" calcext:value-type="float">
            <text:p>24</text:p>
          </table:table-cell>
          <table:table-cell table:style-name="ce16" office:value-type="string" calcext:value-type="string">
            <text:p>[TCPIP网络编程技术基础].王雷.扫描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13" table:number-columns-repeated="1018"/>
        </table:table-row>
        <table:table-row table:style-name="ro2">
          <table:table-cell table:style-name="ce13"/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TCP IP详解卷1：协议 原书第2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13" table:number-columns-repeated="1018"/>
        </table:table-row>
        <table:table-row table:style-name="ro2">
          <table:table-cell table:style-name="ce13"/>
          <table:table-cell office:value-type="float" office:value="26" calcext:value-type="float">
            <text:p>26</text:p>
          </table:table-cell>
          <table:table-cell table:style-name="ce16" office:value-type="string" calcext:value-type="string">
            <text:p>TCP-IP详解卷2：实现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13" table:number-columns-repeated="1018"/>
        </table:table-row>
        <table:table-row table:style-name="ro2">
          <table:table-cell table:style-name="ce13"/>
          <table:table-cell office:value-type="float" office:value="27" calcext:value-type="float">
            <text:p>27</text:p>
          </table:table-cell>
          <table:table-cell table:style-name="ce16" office:value-type="string" calcext:value-type="string">
            <text:p>TCP-IP详解卷3：TCP事务协议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 table:number-columns-repeated="1020"/>
        </table:table-row>
        <table:table-row table:style-name="ro2">
          <table:table-cell table:style-name="ce13"/>
          <table:table-cell office:value-type="float" office:value="28" calcext:value-type="float">
            <text:p>28</text:p>
          </table:table-cell>
          <table:table-cell table:style-name="ce16" office:value-type="string" calcext:value-type="string">
            <text:p>图解HTTP</text:p>
          </table:table-cell>
          <table:table-cell table:content-validation-name="val1" office:value-type="string" calcext:value-type="string">
            <text:p>已完成</text:p>
          </table:table-cell>
          <table:table-cell table:style-name="ce13"/>
          <table:table-cell/>
          <table:table-cell table:style-name="ce13" table:number-columns-repeated="1018"/>
        </table:table-row>
        <table:table-row table:style-name="ro3">
          <table:table-cell table:style-name="ce13"/>
          <table:table-cell office:value-type="float" office:value="29" calcext:value-type="float">
            <text:p>29</text:p>
          </table:table-cell>
          <table:table-cell table:style-name="ce16" office:value-type="string" calcext:value-type="string">
            <text:p>图解TCP_IP_第5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 table:number-columns-repeated="1020"/>
        </table:table-row>
        <table:table-row table:style-name="ro3">
          <table:table-cell table:style-name="ce13"/>
          <table:table-cell office:value-type="float" office:value="30" calcext:value-type="float">
            <text:p>30</text:p>
          </table:table-cell>
          <table:table-cell office:value-type="string" calcext:value-type="string">
            <text:p>GitHub从入门到精通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 table:number-columns-repeated="1020"/>
        </table:table-row>
        <table:table-row table:style-name="ro3">
          <table:table-cell table:style-name="ce13"/>
          <table:table-cell office:value-type="float" office:value="31" calcext:value-type="float">
            <text:p>31</text:p>
          </table:table-cell>
          <table:table-cell office:value-type="string" calcext:value-type="string">
            <text:p>Git权威指南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 table:number-columns-repeated="1020"/>
        </table:table-row>
        <table:table-row table:style-name="ro3">
          <table:table-cell table:style-name="ce13"/>
          <table:table-cell office:value-type="float" office:value="32" calcext:value-type="float">
            <text:p>32</text:p>
          </table:table-cell>
          <table:table-cell office:value-type="string" calcext:value-type="string">
            <text:p>Maven实战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 table:number-columns-repeated="1020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Java核心卷１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Java核心卷２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Java 8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Effective+Java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Java程序员的基本修养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Java编程思想(第4版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JAVA网络编程 第4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NIO与Socket编程技术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疯狂java讲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Java多线程编程实战指南-核心篇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Java多线程编程实战指南+设计模式篇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Java多线程编程核心技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Java 并发编程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Java并发编程的艺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实战Java高并发程序设计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《Java性能优化权威指南》.((美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Java性能权威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Java性能调优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Java程序性能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JVM调优总结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Java虚拟机（第二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Java IO, NIO and NIO.2(Apress,2015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Java+NIO+中文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Netty权威指南 第2版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Netty进阶之路 跟着案例学Netty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NIO与Socket编程技术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Spring入门经典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Spring实战（第4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SPRING技术内幕：深入解析SPRING架构与设计原理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Spring源码深度解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精通Spring+4.x++企业应用开发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精通Spring MVC 4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spring揭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Spring Boot 2精髓 从构建小系统到架构分布式大系统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spring-boot-reference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Spring Boot实战 <text:s/>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深入实践Spring+Boot.陈韶健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Spring Cloud微服务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深入理解Spring+Cloud与微服务构建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sql学习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Effective MySQL之SQL语句最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MySQL从入门到精通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MySQL大并发量性能优化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MySQL必知必会（文字版）_推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MySQL性能调优与架构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MySQL技术内幕++InnoDB存储引擎++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MySQL数据库应用从入门到精通 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MySQL高可用架构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refman-5.7-en.a4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SQL优化实战技巧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SQL优化最佳实践 构建高效率Oracle数据库的方法与技巧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收获，不止SQL优化--抓住SQL的本质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数据库索引设计与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高性能mysql第三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Redis入门指南 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Redis实战 中文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Redis实战中文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MongoDB权威指南（第2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Redis开发与运维(付磊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Redis深度历险：核心原理和应用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redis设计与实现(第二版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Redis高性能缓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tomcat内核设计剖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tomcat架构解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servlet-3_1-final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table:style-name="ce16" office:value-type="string" calcext:value-type="string">
            <text:p>Jenkins权威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Docker开发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Ｄocker开发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Docker入门与开发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Docker 容器与容器云（第2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Kubernetes in Action中文版 <text:s/>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Docker容器技术与应用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第一本Docker书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JMS教程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Kafka入门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Kafka权威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RabbitMQ实战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RabbitMQ实战 <text:s/>高效部署分布式消息队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RocketMQ实战与原理解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RocketMQ技术内幕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Nginx高性能Web服务器实战教程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Nginx高性能Web服务器详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深入理解Nginx模块开发与架构解析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精通nginx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MyBatis从入门到精通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MyBatis技术内幕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深入浅出MyBatis技术原理与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Web安全深度剖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白帽子讲WEB安全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ZooKeeper-分布式过程协同技术详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从Paxos到Zookeeper <text:s/>分布式一致性原理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Elasticsearch大数据搜索引擎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Elasticsearch服务器开发（第2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Elasticsearch权威指南（中文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深入理解ElasticSearch <text:s/>原书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Java与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Java设计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大话设计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研磨设计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设计模式之禅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分布式事务专题-v1.1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分布式服务架构.原理、设计与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分布式系统概念与设计 原书第5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高可用架构 <text:s/>第1卷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OReilly.Designing.Data-Intensive.Applications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分布式服务框架原理与实践_李林锋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分布式系统概念与设计 原书第5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可伸缩服务架构：框架与中间件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大规模分布式存储系统原理解析与架构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大规模分布式系统架构与设计实战.完整版-4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微服务那些事儿.纪晓峰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深入分布式缓存 从原理到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高可用架构·不一样的数据库第2期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持续演进的Cloud Native-云原生架构下微服务最佳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数据密集型应用系统设计（中文版书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架构解密-从分布式到微服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高扩展网站性能的50条原则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亿级流量网站架构核心技术 跟开涛学搭建高可用高并发系统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分布式JAVA应用 基础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大型分布式网站架构设计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大型网站系统与Java中间件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4" calcext:value-type="float">
            <text:p>154</text:p>
          </table:table-cell>
          <table:table-cell office:value-type="string" calcext:value-type="string">
            <text:p>大规模分布式存储系统：原理解析与架构实战.杨传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架构探险：从零开始写分布式服务架构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核心原理与案例分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从零开始学架构：照着做，你也能成为架构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大型网站技术架构演进与性能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table:style-name="ce16" office:value-type="string" calcext:value-type="string">
            <text:p>代码整洁之道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style-name="ce16" office:value-type="string" calcext:value-type="string">
            <text:p>敏捷软件开发：原则、模式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1" calcext:value-type="float">
            <text:p>161</text:p>
          </table:table-cell>
          <table:table-cell table:style-name="ce16" office:value-type="string" calcext:value-type="string">
            <text:p>重构_改善既有代码的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2" calcext:value-type="float">
            <text:p>162</text:p>
          </table:table-cell>
          <table:table-cell table:style-name="ce16" office:value-type="string" calcext:value-type="string">
            <text:p>阿里巴巴Java开发手册(终极版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敏捷技能修炼-敏捷软件开发与设计的最佳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敏捷软件开发—原则、模式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程序员的职业素养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软件架构师的12项修炼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7" calcext:value-type="float">
            <text:p>167</text:p>
          </table:table-cell>
          <table:table-cell office:value-type="string" calcext:value-type="string">
            <text:p>高效程序员的45个习惯：敏捷开发修炼之道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SEI的项目管理、人际沟通和团队协作要诀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实现领域驱动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领域驱动设计与模式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string" calcext:value-type="string">
            <text:p>领域驱动设计模式、原理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领域驱动设计：软件核心复杂性应对之道（修订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73" calcext:value-type="float">
            <text:p>173</text:p>
          </table:table-cell>
          <table:table-cell office:value-type="string" calcext:value-type="string">
            <text:p>架构即未来 现代企业可扩展的Web架构流程和组织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系统架构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软件架构师的12项修炼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 table:number-rows-repeated="104839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/00/0000</text:date>, <text:time style:data-style-name="N2" text:time-value="02:25:22.7577499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18:50:39.267573319</meta:creation-date>
    <dc:date>2020-05-14T03:55:44.571857192</dc:date>
    <meta:editing-duration>PT7H40M52S</meta:editing-duration>
    <meta:editing-cycles>28</meta:editing-cycles>
    <meta:generator>LibreOffice/6.0.7.3$Linux_X86_64 LibreOffice_project/00m0$Build-3</meta:generator>
    <meta:document-statistic meta:table-count="2" meta:cell-count="606" meta:object-count="0"/>
  </office:meta>
</office:document-meta>
</file>